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0a9844" officeooo:paragraph-rsid="000a9844"/>
    </style:style>
    <style:style style:name="P2" style:family="paragraph" style:parent-style-name="Text_20_body">
      <style:text-properties officeooo:rsid="0010efac" officeooo:paragraph-rsid="0010efac"/>
    </style:style>
    <style:style style:name="P3" style:family="paragraph" style:parent-style-name="Text_20_body">
      <style:text-properties officeooo:rsid="019ca913" officeooo:paragraph-rsid="019ca913"/>
    </style:style>
    <style:style style:name="P4" style:family="paragraph" style:parent-style-name="Text_20_body">
      <style:text-properties officeooo:rsid="018c5ed4" officeooo:paragraph-rsid="018c5ed4"/>
    </style:style>
    <style:style style:name="P5" style:family="paragraph" style:parent-style-name="Text_20_body">
      <style:text-properties officeooo:paragraph-rsid="01b57dfe"/>
    </style:style>
    <style:style style:name="P6" style:family="paragraph" style:parent-style-name="Text_20_body">
      <style:text-properties officeooo:rsid="01c0ba9b" officeooo:paragraph-rsid="01c0ba9b"/>
    </style:style>
    <style:style style:name="P7" style:family="paragraph" style:parent-style-name="Text_20_body">
      <style:text-properties officeooo:paragraph-rsid="019f2710"/>
    </style:style>
    <style:style style:name="P8" style:family="paragraph" style:parent-style-name="Text_20_body">
      <style:text-properties officeooo:paragraph-rsid="03f18e29"/>
    </style:style>
    <style:style style:name="P9" style:family="paragraph" style:parent-style-name="Preformatted_20_Text">
      <style:text-properties officeooo:rsid="000a9844" officeooo:paragraph-rsid="000a9844"/>
    </style:style>
    <style:style style:name="P10" style:family="paragraph" style:parent-style-name="Preformatted_20_Text">
      <style:text-properties officeooo:rsid="000a9844" officeooo:paragraph-rsid="00169c8a"/>
    </style:style>
    <style:style style:name="P11" style:family="paragraph" style:parent-style-name="Preformatted_20_Text">
      <style:text-properties officeooo:rsid="000a9844" officeooo:paragraph-rsid="001e29b5"/>
    </style:style>
    <style:style style:name="P12" style:family="paragraph" style:parent-style-name="Preformatted_20_Text">
      <style:text-properties officeooo:rsid="000c18cd" officeooo:paragraph-rsid="000c18cd"/>
    </style:style>
    <style:style style:name="P13" style:family="paragraph" style:parent-style-name="Preformatted_20_Text">
      <style:text-properties officeooo:rsid="0010efac" officeooo:paragraph-rsid="000a9844"/>
    </style:style>
    <style:style style:name="P14" style:family="paragraph" style:parent-style-name="Preformatted_20_Text">
      <style:text-properties officeooo:paragraph-rsid="0020b6e9"/>
    </style:style>
    <style:style style:name="P15" style:family="paragraph" style:parent-style-name="Preformatted_20_Text">
      <style:text-properties officeooo:paragraph-rsid="0021c7e8"/>
    </style:style>
    <style:style style:name="P16" style:family="paragraph" style:parent-style-name="Preformatted_20_Text">
      <style:text-properties officeooo:rsid="0030ec83" officeooo:paragraph-rsid="0030ec83"/>
    </style:style>
    <style:style style:name="P17" style:family="paragraph" style:parent-style-name="Preformatted_20_Text">
      <style:text-properties officeooo:paragraph-rsid="01c0ba9b"/>
    </style:style>
    <style:style style:name="P18" style:family="paragraph" style:parent-style-name="Standard">
      <style:text-properties officeooo:rsid="0020b6e9" officeooo:paragraph-rsid="0020b6e9"/>
    </style:style>
    <style:style style:name="P19" style:family="paragraph" style:parent-style-name="Standard">
      <style:text-properties officeooo:rsid="01b57dfe" officeooo:paragraph-rsid="01b57dfe"/>
    </style:style>
    <style:style style:name="P20" style:family="paragraph" style:parent-style-name="Standard">
      <style:text-properties officeooo:paragraph-rsid="03f0113c"/>
    </style:style>
    <style:style style:name="P21" style:family="paragraph" style:parent-style-name="Standard">
      <style:text-properties fo:font-style="italic" fo:font-weight="bold" officeooo:rsid="03f0113c" officeooo:paragraph-rsid="03f0113c" style:font-style-asian="italic" style:font-weight-asian="bold" style:font-style-complex="italic" style:font-weight-complex="bold"/>
    </style:style>
    <style:style style:name="P22" style:family="paragraph" style:parent-style-name="Standard">
      <style:text-properties officeooo:rsid="01bc79ca"/>
    </style:style>
    <style:style style:name="P23" style:family="paragraph" style:parent-style-name="Standard">
      <style:text-properties officeooo:rsid="03f18e29" officeooo:paragraph-rsid="03f18e29"/>
    </style:style>
    <style:style style:name="P24" style:family="paragraph" style:parent-style-name="Standard">
      <style:text-properties officeooo:paragraph-rsid="03f18e29"/>
    </style:style>
    <style:style style:name="P25" style:family="paragraph" style:parent-style-name="Title">
      <style:text-properties officeooo:rsid="018c5ed4" officeooo:paragraph-rsid="018c5ed4"/>
    </style:style>
    <style:style style:name="P26" style:family="paragraph" style:parent-style-name="Heading">
      <style:text-properties officeooo:rsid="001ef004" officeooo:paragraph-rsid="019a3381"/>
    </style:style>
    <style:style style:name="P27" style:family="paragraph" style:parent-style-name="Heading">
      <style:text-properties officeooo:paragraph-rsid="019a3381"/>
    </style:style>
    <style:style style:name="P28" style:family="paragraph" style:parent-style-name="Heading">
      <style:text-properties officeooo:rsid="001eb173" officeooo:paragraph-rsid="001eb173"/>
    </style:style>
    <style:style style:name="P29" style:family="paragraph" style:parent-style-name="Heading">
      <style:text-properties officeooo:rsid="001eb173" officeooo:paragraph-rsid="03f845e6"/>
    </style:style>
    <style:style style:name="P30" style:family="paragraph" style:parent-style-name="Heading">
      <style:text-properties officeooo:paragraph-rsid="03f845e6"/>
    </style:style>
    <style:style style:name="P31" style:family="paragraph" style:parent-style-name="Heading_20_1">
      <style:text-properties officeooo:rsid="018c5ed4" officeooo:paragraph-rsid="018c5ed4"/>
    </style:style>
    <style:style style:name="P32" style:family="paragraph" style:parent-style-name="Heading_20_1">
      <style:text-properties officeooo:rsid="01b90a3d"/>
    </style:style>
    <style:style style:name="P33" style:family="paragraph" style:parent-style-name="Heading_20_2">
      <style:text-properties officeooo:rsid="01b57dfe" officeooo:paragraph-rsid="01b57dfe"/>
    </style:style>
    <style:style style:name="P34" style:family="paragraph" style:parent-style-name="Heading_20_3">
      <style:text-properties officeooo:paragraph-rsid="03f845e6"/>
    </style:style>
    <style:style style:name="P35" style:family="paragraph" style:parent-style-name="Preformatted_20_Text">
      <style:text-properties officeooo:paragraph-rsid="00169c8a"/>
    </style:style>
    <style:style style:name="P36" style:family="paragraph" style:parent-style-name="Preformatted_20_Text">
      <style:text-properties officeooo:rsid="000a9844" officeooo:paragraph-rsid="000a9844"/>
    </style:style>
    <style:style style:name="P37" style:family="paragraph" style:parent-style-name="Preformatted_20_Text">
      <style:text-properties officeooo:rsid="03f845e6" officeooo:paragraph-rsid="03f845e6"/>
    </style:style>
    <style:style style:name="P38" style:family="paragraph" style:parent-style-name="Preformatted_20_Text">
      <style:text-properties officeooo:paragraph-rsid="03f845e6"/>
    </style:style>
    <style:style style:name="P39" style:family="paragraph" style:parent-style-name="Standard">
      <style:text-properties fo:font-style="italic" fo:font-weight="bold" officeooo:rsid="03f0113c" officeooo:paragraph-rsid="03f0113c" style:font-style-asian="italic" style:font-weight-asian="bold" style:font-style-complex="italic" style:font-weight-complex="bold"/>
    </style:style>
    <style:style style:name="P40" style:family="paragraph" style:parent-style-name="Text_20_body">
      <style:text-properties officeooo:rsid="01bc6bf3" officeooo:paragraph-rsid="01bc6bf3"/>
    </style:style>
    <style:style style:name="P41" style:family="paragraph" style:parent-style-name="Text_20_body">
      <style:text-properties officeooo:rsid="019ca913" officeooo:paragraph-rsid="03f845e6"/>
    </style:style>
    <style:style style:name="P42" style:family="paragraph" style:parent-style-name="Text_20_body">
      <style:text-properties officeooo:paragraph-rsid="03f845e6"/>
    </style:style>
    <style:style style:name="T1" style:family="text">
      <style:text-properties officeooo:rsid="000a9844"/>
    </style:style>
    <style:style style:name="T2" style:family="text">
      <style:text-properties officeooo:rsid="000c18cd"/>
    </style:style>
    <style:style style:name="T3" style:family="text">
      <style:text-properties officeooo:rsid="001530ad"/>
    </style:style>
    <style:style style:name="T4" style:family="text">
      <style:text-properties officeooo:rsid="00169c8a"/>
    </style:style>
    <style:style style:name="T5" style:family="text">
      <style:text-properties officeooo:rsid="001cd300"/>
    </style:style>
    <style:style style:name="T6" style:family="text">
      <style:text-properties officeooo:rsid="001e29b5"/>
    </style:style>
    <style:style style:name="T7" style:family="text">
      <style:text-properties officeooo:rsid="001eb173"/>
    </style:style>
    <style:style style:name="T8" style:family="text">
      <style:text-properties officeooo:rsid="0020b6e9"/>
    </style:style>
    <style:style style:name="T9" style:family="text">
      <style:text-properties officeooo:rsid="0020b7eb"/>
    </style:style>
    <style:style style:name="T10" style:family="text">
      <style:text-properties officeooo:rsid="0021c7e8"/>
    </style:style>
    <style:style style:name="T11" style:family="text">
      <style:text-properties style:font-name="Liberation Mono" fo:font-size="10pt" fo:font-style="normal" style:font-size-asian="10pt" style:font-style-asian="normal" style:font-size-complex="10pt" style:font-style-complex="normal"/>
    </style:style>
    <style:style style:name="T12" style:family="text">
      <style:text-properties style:font-name="Liberation Mono" fo:font-size="10pt" fo:font-weight="bold" officeooo:rsid="01b697b7" style:font-size-asian="10pt" style:font-weight-asian="bold" style:font-size-complex="10pt" style:font-weight-complex="bold"/>
    </style:style>
    <style:style style:name="T13" style:family="text">
      <style:text-properties style:font-name="Liberation Mono" fo:font-size="10pt" fo:font-weight="bold" officeooo:rsid="01b57dfe" style:font-size-asian="10pt" style:font-weight-asian="bold" style:font-size-complex="10pt" style:font-weight-complex="bold"/>
    </style:style>
    <style:style style:name="T14" style:family="text">
      <style:text-properties style:font-name="Liberation Mono" fo:font-size="10pt" fo:font-weight="bold" officeooo:rsid="03f18e29" style:font-size-asian="10pt" style:font-weight-asian="bold" style:font-size-complex="10pt" style:font-weight-complex="bold"/>
    </style:style>
    <style:style style:name="T15" style:family="text">
      <style:text-properties style:font-name="Liberation Mono" fo:font-size="10pt" fo:font-weight="normal" officeooo:rsid="01b57dfe" style:font-size-asian="10pt" style:font-weight-asian="normal" style:font-size-complex="10pt" style:font-weight-complex="normal"/>
    </style:style>
    <style:style style:name="T16" style:family="text">
      <style:text-properties officeooo:rsid="00312206"/>
    </style:style>
    <style:style style:name="T17" style:family="text">
      <style:text-properties fo:font-style="italic" officeooo:rsid="018c5ed4" style:font-style-asian="italic" style:font-style-complex="italic"/>
    </style:style>
    <style:style style:name="T18" style:family="text">
      <style:text-properties fo:font-style="italic" officeooo:rsid="03f0113c" style:font-style-asian="italic" style:font-style-complex="italic"/>
    </style:style>
    <style:style style:name="T19" style:family="text">
      <style:text-properties fo:font-style="normal" officeooo:rsid="03f0113c"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3f0cb90" style:font-style-asian="normal" style:font-weight-asian="normal" style:font-style-complex="normal" style:font-weight-complex="normal"/>
    </style:style>
    <style:style style:name="T22" style:family="text">
      <style:text-properties officeooo:rsid="018c5ed4"/>
    </style:style>
    <style:style style:name="T23" style:family="text">
      <style:text-properties officeooo:rsid="01902b1c"/>
    </style:style>
    <style:style style:name="T24" style:family="text">
      <style:text-properties style:font-name="Liberation Sans" fo:font-size="18pt" officeooo:rsid="03f18e29" style:font-name-asian="Noto Sans CJK SC" style:font-size-asian="18pt" style:font-name-complex="Lohit Devanagari" style:font-size-complex="18pt"/>
    </style:style>
    <style:style style:name="T25" style:family="text">
      <style:text-properties style:font-name="Liberation Sans" fo:font-size="14pt" officeooo:rsid="01c0ba9b" style:font-name-asian="Noto Sans CJK SC" style:font-size-asian="14pt" style:font-name-complex="Lohit Devanagari" style:font-size-complex="14pt"/>
    </style:style>
    <style:style style:name="T26" style:family="text">
      <style:text-properties officeooo:rsid="019a3381"/>
    </style:style>
    <style:style style:name="T27" style:family="text">
      <style:text-properties officeooo:rsid="019f2710"/>
    </style:style>
    <style:style style:name="T28" style:family="text">
      <style:text-properties officeooo:rsid="019f45fb"/>
    </style:style>
    <style:style style:name="T29" style:family="text">
      <style:text-properties officeooo:rsid="01b57dfe"/>
    </style:style>
    <style:style style:name="T30" style:family="text">
      <style:text-properties officeooo:rsid="01ba5533"/>
    </style:style>
    <style:style style:name="T31" style:family="text">
      <style:text-properties officeooo:rsid="01bc60ba"/>
    </style:style>
    <style:style style:name="T32" style:family="text">
      <style:text-properties officeooo:rsid="01c0ba9b"/>
    </style:style>
    <style:style style:name="T33" style:family="text">
      <style:text-properties officeooo:rsid="03f0cb90"/>
    </style:style>
    <style:style style:name="T34" style:family="text">
      <style:text-properties officeooo:rsid="03f18e29"/>
    </style:style>
    <style:style style:name="T35" style:family="text">
      <style:text-properties officeooo:rsid="0010efac"/>
    </style:style>
    <style:style style:name="T36" style:family="text">
      <style:text-properties officeooo:rsid="03f845e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Server <text:s/>Scripts</text:p>
      <text:p text:style-name="Subtitle">Version 1.<text:span text:style-name="T24">5</text:span></text:p>
      <text:h text:style-name="P31" text:outline-level="1"><text:bookmark-start text:name="__RefHeading___Toc33062_3045913216"/>Introduction<text:bookmark-end text:name="__RefHeading___Toc33062_3045913216"/></text:h>
      <text:p text:style-name="P4">Any system that uses QDL as a scripting environment should use the format here to inject configurations. QDL will take these (JSON) and translate them into viable QDL scripts, setting up any environment, passing arguments (suitably processed) etc. <text:s/></text:p>
      <text:h text:style-name="Heading_20_1" text:outline-level="1"><text:bookmark-start text:name="__RefHeading___Toc33064_3045913216"/>How scripts are accessed<text:bookmark-end text:name="__RefHeading___Toc33064_3045913216"/></text:h>
      <text:p text:style-name="P7"><text:span text:style-name="T19">QDL can be used to extend other systems so that QDL scripting is availabe. <text:s text:c="2"/></text:span><text:span text:style-name="T18">E.g., </text:span><text:span text:style-name="T19">i</text:span><text:span text:style-name="T28">n OA4MP, </text:span><text:span text:style-name="T27">scripts are embedded in token </text:span><text:span text:style-name="T31">handlers</text:span><text:span text:style-name="T27">. </text:span><text:span text:style-name="T28">See the token handler documentation for more. What is described here is the basic mechanism that can be utilized by any extension that wants to include QDL as its scripting language.</text:span></text:p>
      <text:p text:style-name="P20"><text:span text:style-name="T9">The reason is that many people who will want to use this are not proficient in QDL. This lets them call a script </text:span><text:span text:style-name="T22">(from a library, </text:span><text:span text:style-name="T17">e.g</text:span><text:span text:style-name="T22">.) </text:span><text:span text:style-name="T9">and send along a standard JSON object with no knowledge of how it works. This is probably the most common use case for scripting and lets an administrator delegate the scripting work to others without having to require them to learn yet another language. </text:span><text:span text:style-name="T22">If they know the name of the script and the inputs, they can quiddle.</text:span></text:p>
      <text:h text:style-name="Heading_20_1" text:outline-level="1"><text:bookmark-start text:name="__RefHeading___Toc33066_3045913216"/>Configuration <text:span text:style-name="T22">Format</text:span><text:bookmark-end text:name="__RefHeading___Toc33066_3045913216"/></text:h>
      <text:p text:style-name="P1">This is the format for the configuration entry used by QDL . This is an element in JSON and may be put any place. <text:span text:style-name="T3">This is the grammar for scripts:</text:span></text:p>
      <text:p text:style-name="P1"/>
      <text:p text:style-name="Preformatted_20_Text">{"qdl" : </text:p>
      <text:p text:style-name="Preformatted_20_Text"><text:s text:c="3"/>BLOCK | [BLOCK+], // <text:span text:style-name="T4">Either a block or array of blocks</text:span></text:p>
      <text:p text:style-name="Preformatted_20_Text"><text:s text:c="3"/><text:span text:style-name="T1">}</text:span></text:p>
      <text:p text:style-name="P1"/>
      <text:p text:style-name="Preformatted_20_Text">BLOCK :</text:p>
      <text:p text:style-name="P9">{</text:p>
      <text:p text:style-name="P9"><text:s text:c="2"/>CODE </text:p>
      <text:p text:style-name="P9"><text:s text:c="3"/>[, ARGS]<text:span text:style-name="T35"> </text:span></text:p>
      <text:p text:style-name="P9">}</text:p>
      <text:p text:style-name="P9"/>
      <text:p text:style-name="P9">CODE: </text:p>
      <text:p text:style-name="P11"><text:s text:c="2"/><text:span text:style-name="T6">(</text:span>"<text:span text:style-name="T5">load</text:span>" : <text:span text:style-name="T6">LINE) | (</text:span>"code" <text:s/>: <text:span text:style-name="T36">LINE | </text:span>LINE<text:span text:style-name="T36">S</text:span><text:span text:style-name="T6">)</text:span></text:p>
      <text:p text:style-name="P9"/>
      <text:p text:style-name="P11">// <text:span text:style-name="T5">NOTE: </text:span>"<text:span text:style-name="T5">load</text:span>"<text:span text:style-name="T5"> implies zero or more arguments. </text:span>"<text:span text:style-name="T5">code</text:span>" <text:span text:style-name="T5">has no arguments and </text:span></text:p>
      <text:p text:style-name="P11">// <text:s text:c="6"/><text:span text:style-name="T5">any will be ignored. </text:span><text:span text:style-name="T22">It is possible to send enormous blocks of code this</text:span></text:p>
      <text:p text:style-name="P11">// <text:s text:c="6"/><text:span text:style-name="T22">way, but is discouraged. Put it in a script and call that.</text:span></text:p>
      <text:p text:style-name="P11"/>
      <text:p text:style-name="P9"/>
      <text:p text:style-name="P10"><text:bookmark-start text:name="__DdeLink__489636_1332219333"/><text:soft-page-break/>ARGS: </text:p>
      <text:p text:style-name="P10"><text:s text:c="2"/>"args" : ARG | [ARG+] // <text:span text:style-name="T4">Either a single arg or an array of them</text:span></text:p>
      <text:p text:style-name="P9"><text:s/></text:p>
      <text:p text:style-name="P10">ARG: <text:s/></text:p>
      <text:p text:style-name="P35"><text:span text:style-name="T1"><text:s text:c="3"/>STRING | INTEGER | DECIMAL | BOOLEAN | JSON</text:span><text:bookmark-end text:name="__DdeLink__489636_1332219333"/></text:p>
      <text:p text:style-name="P37"/>
      <text:p text:style-name="P37">LINE:</text:p>
      <text:p text:style-name="P37"><text:s text:c="3"/>STRING</text:p>
      <text:p text:style-name="P37"/>
      <text:p text:style-name="P37">LINES:</text:p>
      <text:p text:style-name="P37"><text:s text:c="3"/>[LINE+]</text:p>
      <text:p text:style-name="P21"/>
      <text:p text:style-name="P21">Nota Bene: <text:span text:style-name="T20">This is not exclusive. A server may add any other blocks of state (such as OA4MP’s </text:span><text:span text:style-name="T11">xmd</text:span><text:span text:style-name="T20"> </text:span><text:span text:style-name="T21">for e</text:span><text:span text:style-name="T33">x</text:span><text:span text:style-name="T21">ecution </text:span><text:span text:style-name="T33">m</text:span><text:span text:style-name="T21">eta</text:span><text:span text:style-name="T33">d</text:span><text:span text:style-name="T21">ata that the system needs to control when it executes the anaphor.</text:span></text:p>
      <text:p text:style-name="P22"/>
      <text:h text:style-name="Heading_20_2" text:outline-level="2"><text:bookmark-start text:name="__RefHeading___Toc33076_3045913216"/>Examples<text:bookmark-end text:name="__RefHeading___Toc33076_3045913216"/></text:h>
      <text:h text:style-name="Heading_20_3" text:outline-level="3"><text:bookmark-start text:name="__RefHeading___Toc33080_3045913216"/>Running scripts<text:bookmark-end text:name="__RefHeading___Toc33080_3045913216"/></text:h>
      <text:p text:style-name="P27">Loading <text:span text:style-name="T7">a simple script </text:span><text:span text:style-name="T25">that has</text:span><text:span text:style-name="T7"> no arguments </text:span></text:p>
      <text:p text:style-name="P17"><text:bookmark-start text:name="__DdeLink__286_3805715837"/>{"<text:span text:style-name="T2">qdl":{"load":"x.qdl"}}</text:span><text:bookmark-end text:name="__DdeLink__286_3805715837"/></text:p>
      <text:p text:style-name="Standard">Note that if there were arguments, they would be included in the arg_list. <text:span text:style-name="T32">While arguments to the script are optional (at least as far as the handler goes), some execution phase is always required so the handler knows when to run it. If you omit the execution phase, your code will never run.</text:span></text:p>
      <text:p text:style-name="P26">Loading a script and passing it a list of arguments.</text:p>
      <text:p text:style-name="P12"/>
      <text:p text:style-name="P12">{"qdl":</text:p>
      <text:p text:style-name="P12"><text:s text:c="3"/>{</text:p>
      <text:p text:style-name="P12"><text:s text:c="5"/>"load":"y.qdl",</text:p>
      <text:p text:style-name="P12"><text:s text:c="5"/>"args":[4,true,{"server":"localhost","port":443}]</text:p>
      <text:p text:style-name="P12"><text:s text:c="3"/>}</text:p>
      <text:p text:style-name="P12">}<text:bookmark-start text:name="__DdeLink__290_3805715837"/></text:p>
      <text:p text:style-name="P12"><text:bookmark-end text:name="__DdeLink__290_3805715837"/></text:p>
      <text:p text:style-name="P2">This would create a<text:span text:style-name="T8">nd run</text:span> script like <text:span text:style-name="T10">(spaces added)</text:span></text:p>
      <text:p text:style-name="P15">script_load('y.qdl',</text:p>
      <text:p text:style-name="P15"><text:span text:style-name="T5"><text:s text:c="5"/>4,true,from_json('{"server":"localhost","port":443"}'</text:span>)</text:p>
      <text:p text:style-name="P15"><text:span text:style-name="T10"><text:s text:c="3"/>)</text:span>;</text:p>
      <text:p text:style-name="P6"/>
      <text:p text:style-name="P6">Note that the arguments in the configuration file (which is JSON/HOCON) are respectively an integer, a boolean and a JSON object. These are faithfully converted to number, boolean and stem in the arguments the script gets. <text:s/></text:p>
      <text:p text:style-name="Heading">Loading a script with a single argument </text:p>
      <text:p text:style-name="Text_20_body"/>
      <text:p text:style-name="Preformatted_20_Text">{"qdl": {</text:p>
      <text:p text:style-name="Preformatted_20_Text"><text:s text:c="2"/>"load": "y.qdl",</text:p>
      <text:p text:style-name="Preformatted_20_Text"><text:soft-page-break/><text:s text:c="2"/>"args": {"port": 9443,"verbose": true,"x0": -47.5,"ssl":[3.5,true]},</text:p>
      <text:p text:style-name="P14"><text:s/>}</text:p>
      <text:p text:style-name="P14">}</text:p>
      <text:p text:style-name="Standard"/>
      <text:p text:style-name="P18">In this case, a script is loaded and a single argument is passed. This is converted to </text:p>
      <text:p text:style-name="P18"/>
      <text:p text:style-name="P14">script_load('y.qdl', </text:p>
      <text:p text:style-name="P14"><text:s text:c="3"/>from_json('{"port":9443,"verbose":true,"x0":-47.5,"ssl":[3.5,true]}'<text:span text:style-name="T10">)</text:span></text:p>
      <text:p text:style-name="P14"><text:s text:c="2"/>); <text:s/></text:p>
      <text:h text:style-name="P34" text:outline-level="3">Running code directly</text:h>
      <text:p text:style-name="P29">Running a single line of code. </text:p>
      <text:p text:style-name="P42"><text:span text:style-name="T34">Note that all examples are taken from OA4MP, which adds an </text:span><text:span text:style-name="T14">xmd</text:span><text:span text:style-name="T34"> block for its own state management.</text:span></text:p>
      <text:p text:style-name="P38"><text:bookmark text:name="__DdeLink__357996_2272229002"/>{<text:line-break/> <text:s/>"qdl": {<text:line-break/> <text:s text:c="3"/>"code": "claims.foo:='arf';",<text:line-break/> <text:s text:c="3"/>"xmd": {"exec_phase": ["post_token"]}<text:line-break/> <text:s/>}<text:line-break/>}</text:p>
      <text:p text:style-name="P38"/>
      <text:p text:style-name="P42"/>
      <text:p text:style-name="P41">This will assert a single claim of foo.</text:p>
      <text:p text:style-name="P30"><text:span text:style-name="T7">Running </text:span><text:span text:style-name="T26">multiple</text:span><text:span text:style-name="T7"> line</text:span><text:span text:style-name="T26">s</text:span><text:span text:style-name="T7"> of code. </text:span></text:p>
      <text:p text:style-name="P38"><text:bookmark text:name="__DdeLink__358070_2272229002"/><text:bookmark text:name="__DdeLink__288_38057158371"/><text:bookmark text:name="__DdeLink__16748_2011254424"/>{<text:line-break/> <text:s/>"qdl": {<text:line-break/> <text:s text:c="3"/>"code": [<text:line-break/> <text:s text:c="5"/>"x:=to_uri(claims.uid).path;",<text:line-break/> <text:s text:c="5"/>"claims.my_id:=x-'/server'-'/users/';"<text:line-break/> <text:s text:c="3"/>],<text:line-break/> <text:s text:c="3"/>"xmd": {"exec_phase": "pre_token"}<text:line-break/> <text:s/>}<text:line-break/>}</text:p>
      <text:p text:style-name="P42"/>
      <text:h text:style-name="P33" text:outline-level="2"><text:bookmark-start text:name="__RefHeading___Toc33082_3045913216"/>Loading multiple scripts<text:bookmark-end text:name="__RefHeading___Toc33082_3045913216"/></text:h>
      <text:p text:style-name="P5"><text:span text:style-name="T34">You may certainly mix and match anaphors, These will be passed as an array and will be run sequentially. They are</text:span><text:span text:style-name="T29"> simply passed as an array of scripts:</text:span></text:p>
      <text:p text:style-name="Preformatted_20_Text"><text:bookmark text:name="__DdeLink__358151_2272229002"/>{<text:line-break/> <text:s/>"qdl": [<text:line-break/> <text:s text:c="3"/>{<text:line-break/> <text:s text:c="5"/>"load": "ga4gh/at.qdl",<text:line-break/> <text:s text:c="5"/>"args": [8443,true]<text:line-break/> <text:s text:c="3"/>},<text:line-break/> <text:s text:c="3"/>{<text:line-break/> <text:s text:c="5"/>"load": "ga4gh/ga4gh.qdl",<text:line-break/> <text:s text:c="5"/>"args": [443,"ssl_on","post_user_info"]<text:line-break/> <text:s text:c="3"/>}<text:line-break/> <text:s/>]<text:line-break/><text:soft-page-break/>}<text:line-break/><text:line-break/></text:p>
      <text:p text:style-name="P24"/>
      <text:p text:style-name="P19"/>
      <text:p text:style-name="P23">However, there is a strong argument for not doing this, but simply having a single QDL script that organizes them. Run that script.</text:p>
      <text:p text:style-name="P23"/>
      <text:p text:style-name="Standard"><text:span text:style-name="T29">In this case, two scripts are run </text:span><text:span text:style-name="T34">in sequence</text:span><text:span text:style-name="T29">. The first is </text:span><text:span text:style-name="T13">at.qdl</text:span><text:span text:style-name="T29"> , and the second, </text:span><text:span text:style-name="T12">ga4gh</text:span><text:span text:style-name="T13">.qdl</text:span><text:span text:style-name="T15">. </text:span><text:span text:style-name="T34">Since the state is the same between the first can set it up for the second, e.g.</text:span></text:p>
      <text:h text:style-name="P32" text:outline-level="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ff"/>
      <style:paragraph-properties fo:margin-top="0in" fo:margin-bottom="0.0972in" loext:contextual-spacing="false" fo:line-height="115%"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0000ff"/>
      <style:paragraph-properties fo:margin-top="0in" fo:margin-bottom="0in" loext:contextual-spacing="false" fo:background-color="#0000ff"/>
      <style:text-properties fo:color="#ffff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1T13:44:17.676467709</meta:creation-date>
    <dc:date>2024-06-08T08:03:43.350401389</dc:date>
    <meta:editing-duration>P153DT4H59M8S</meta:editing-duration>
    <meta:editing-cycles>128</meta:editing-cycles>
    <meta:generator>LibreOffice/6.4.7.2$Linux_X86_64 LibreOffice_project/40$Build-2</meta:generator>
    <meta:document-statistic meta:table-count="0" meta:image-count="0" meta:object-count="0" meta:page-count="4" meta:paragraph-count="71" meta:word-count="689" meta:character-count="4312" meta:non-whitespace-character-count="3512"/>
  </office:meta>
</office:document-meta>
</file>